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9pt" fo:font-weight="bold" style:font-size-asian="9pt" style:font-weight-asian="bold" style:font-size-complex="9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 Default linker script, for normal executables */</text:p>
      <text:p text:style-name="P1">OUTPUT_FORMAT("elf32-msp430")</text:p>
      <text:p text:style-name="P1">OUTPUT_ARCH("msp430")</text:p>
      <text:p text:style-name="P1"/>
      <text:p text:style-name="P1">/* INCLUDE memory.x begin */</text:p>
      <text:p text:style-name="P1">MEMORY {</text:p>
      <text:p text:style-name="P1"><text:s text:c="2"/>sfr <text:s text:c="13"/>: ORIGIN = 0x0000, LENGTH = 0x0010 /* END=0x0010, size 16 */</text:p>
      <text:p text:style-name="P1"><text:s text:c="2"/>peripheral_8bit <text:s/>: ORIGIN = 0x0010, LENGTH = 0x00f0 /* END=0x0100, size 240 */</text:p>
      <text:p text:style-name="P1"><text:s text:c="2"/>peripheral_16bit : ORIGIN = 0x0100, LENGTH = 0x0100 /* END=0x0200, size 256 */</text:p>
      <text:p text:style-name="P1"><text:s text:c="2"/>bsl <text:s text:c="13"/>: ORIGIN = 0x1000, LENGTH = 0x0400 /* END=0x1400, size 1K as 1 1024-byte segments */</text:p>
      <text:p text:style-name="P1"><text:s text:c="2"/>ram (wx) <text:s text:c="8"/>: ORIGIN = 0x2000, LENGTH = 0x1000 /* END=0x2400, size 4K */</text:p>
      <text:p text:style-name="P1"><text:s text:c="2"/>rom (rx) <text:s text:c="8"/>: ORIGIN = 0xc400, LENGTH = 0x3b80 /* END=0xff80, size 15K */</text:p>
      <text:p text:style-name="P1"><text:s text:c="2"/>signature <text:s text:c="7"/>: ORIGIN = 0xff80, LENGTH = 0x0008 /* END=0xff88, size 8 as 1 8-byte segments */</text:p>
      <text:p text:style-name="P1"><text:s text:c="2"/>vectors <text:s text:c="9"/>: ORIGIN = 0xff80, LENGTH = 0x0080 /* END=0x10000, size 128 as 64 2-byte segments */</text:p>
      <text:p text:style-name="P1"><text:s text:c="2"/>/* Remaining banks are absent */</text:p>
      <text:p text:style-name="P1"><text:s text:c="2"/>infomem <text:s text:c="9"/>: ORIGIN = 0x1800, LENGTH = 0x0200</text:p>
      <text:p text:style-name="P1"><text:s text:c="2"/>infoa <text:s text:c="11"/>: ORIGIN = 0x0000, LENGTH = 0x0000</text:p>
      <text:p text:style-name="P1"><text:s text:c="2"/>infob <text:s text:c="11"/>: ORIGIN = 0x0000, LENGTH = 0x0000</text:p>
      <text:p text:style-name="P1"><text:s text:c="2"/>infoc <text:s text:c="11"/>: ORIGIN = 0x0000, LENGTH = 0x0000</text:p>
      <text:p text:style-name="P1"><text:s text:c="2"/>infod <text:s text:c="11"/>: ORIGIN = 0x0000, LENGTH = 0x0000</text:p>
      <text:p text:style-name="P1"><text:s text:c="2"/>ram2 (wx) <text:s text:c="7"/>: ORIGIN = 0x0000, LENGTH = 0x0000</text:p>
      <text:p text:style-name="P1"><text:s text:c="2"/>ram_mirror (wx) <text:s/>: ORIGIN = 0x0000, LENGTH = 0x0000</text:p>
      <text:p text:style-name="P1"><text:s text:c="2"/>tinyram (wx) <text:s text:c="4"/>: ORIGIN = 0x0000, LENGTH = 0x0000</text:p>
      <text:p text:style-name="P1"><text:s text:c="2"/>usbram (wx) <text:s text:c="5"/>: ORIGIN = 0x0000, LENGTH = 0x0000</text:p>
      <text:p text:style-name="P1"><text:s text:c="2"/>far_rom <text:s text:c="9"/>: ORIGIN = 0x00000000, LENGTH = 0x00000000</text:p>
      <text:p text:style-name="P1">}</text:p>
      <text:p text:style-name="P1">REGION_ALIAS("REGION_TEXT", rom);</text:p>
      <text:p text:style-name="P1">REGION_ALIAS("REGION_DATA", ram);</text:p>
      <text:p text:style-name="P1">REGION_ALIAS("REGION_FAR_ROM", far_rom); /* Legacy name, no longer used */</text:p>
      <text:p text:style-name="P1">REGION_ALIAS("REGION_FAR_TEXT", far_rom);</text:p>
      <text:p text:style-name="P1">REGION_ALIAS("REGION_FAR_DATA", ram2);</text:p>
      <text:p text:style-name="P1">/* INCLUDE memory.x end */</text:p>
      <text:p text:style-name="P1"/>
      <text:p text:style-name="P1">/*INCLUDE periph.x begin */</text:p>
      <text:p text:style-name="P1">/* This file supports MSP430FR2433 devices. */</text:p>
      <text:p text:style-name="P1">/* Version: 1.193 */</text:p>
      <text:p text:style-name="P1"/>
      <text:p text:style-name="P1">/************************************************************</text:p>
      <text:p text:style-name="P1">* STANDARD BITS</text:p>
      <text:p text:style-name="P1">************************************************************/</text:p>
      <text:p text:style-name="P1">/************************************************************</text:p>
      <text:p text:style-name="P1">* STATUS REGISTER BITS</text:p>
      <text:p text:style-name="P1">************************************************************/</text:p>
      <text:p text:style-name="P1">/************************************************************</text:p>
      <text:p text:style-name="P1">* CPU</text:p>
      <text:p text:style-name="P1">************************************************************/</text:p>
      <text:p text:style-name="P1">/************************************************************</text:p>
      <text:p text:style-name="P1">* PERIPHERAL FILE MAP</text:p>
      <text:p text:style-name="P1">************************************************************/</text:p>
      <text:p text:style-name="P1">/************************************************************</text:p>
      <text:p text:style-name="P1">* ADC</text:p>
      <text:p text:style-name="P1">************************************************************/</text:p>
      <text:p text:style-name="P1">__ADCCTL0 <text:s text:c="11"/>= 0x0700;</text:p>
      <text:p text:style-name="P1">__ADCCTL0_L <text:s text:c="9"/>= 0x0700;</text:p>
      <text:p text:style-name="P1">__ADCCTL0_H <text:s text:c="9"/>= 0x0701;</text:p>
      <text:p text:style-name="P1">__ADCCTL1 <text:s text:c="11"/>= 0x0702;</text:p>
      <text:p text:style-name="P1">__ADCCTL1_L <text:s text:c="9"/>= 0x0702;</text:p>
      <text:p text:style-name="P1">__ADCCTL1_H <text:s text:c="9"/>= 0x0703;</text:p>
      <text:p text:style-name="P1">__ADCCTL2 <text:s text:c="11"/>= 0x0704;</text:p>
      <text:p text:style-name="P1">__ADCCTL2_L <text:s text:c="9"/>= 0x0704;</text:p>
      <text:p text:style-name="P1">__ADCCTL2_H <text:s text:c="9"/>= 0x0705;</text:p>
      <text:p text:style-name="P1">__ADCLO <text:s text:c="13"/>= 0x0706;</text:p>
      <text:p text:style-name="P1">__ADCLO_L <text:s text:c="11"/>= 0x0706;</text:p>
      <text:p text:style-name="P1">__ADCLO_H <text:s text:c="11"/>= 0x0707;</text:p>
      <text:p text:style-name="P1">__ADCHI <text:s text:c="13"/>= 0x0708;</text:p>
      <text:p text:style-name="P1">__ADCHI_L <text:s text:c="11"/>= 0x0708;</text:p>
      <text:p text:style-name="P1">__ADCHI_H <text:s text:c="11"/>= 0x0709;</text:p>
      <text:p text:style-name="P1">__ADCMCTL0 <text:s text:c="10"/>= 0x070A;</text:p>
      <text:p text:style-name="P1">__ADCMCTL0_L <text:s text:c="8"/>= 0x070A;</text:p>
      <text:p text:style-name="P1">__ADCMCTL0_H <text:s text:c="8"/>= 0x070B;</text:p>
      <text:p text:style-name="P1"><text:soft-page-break/>__ADCMEM0 <text:s text:c="11"/>= 0x0712;</text:p>
      <text:p text:style-name="P1">__ADCMEM0_L <text:s text:c="9"/>= 0x0712;</text:p>
      <text:p text:style-name="P1">__ADCMEM0_H <text:s text:c="9"/>= 0x0713;</text:p>
      <text:p text:style-name="P1">__ADCIE <text:s text:c="13"/>= 0x071A;</text:p>
      <text:p text:style-name="P1">__ADCIE_L <text:s text:c="11"/>= 0x071A;</text:p>
      <text:p text:style-name="P1">__ADCIE_H <text:s text:c="11"/>= 0x071B;</text:p>
      <text:p text:style-name="P1">__ADCIFG <text:s text:c="12"/>= 0x071C;</text:p>
      <text:p text:style-name="P1">__ADCIFG_L <text:s text:c="10"/>= 0x071C;</text:p>
      <text:p text:style-name="P1">__ADCIFG_H <text:s text:c="10"/>= 0x071D;</text:p>
      <text:p text:style-name="P1">__ADCIV <text:s text:c="13"/>= 0x071E;</text:p>
      <text:p text:style-name="P1">__ADCIV_L <text:s text:c="11"/>= 0x071E;</text:p>
      <text:p text:style-name="P1">__ADCIV_H <text:s text:c="11"/>= 0x071F;</text:p>
      <text:p text:style-name="P1">/*************************************************************</text:p>
      <text:p text:style-name="P1">* Backup Memory Module</text:p>
      <text:p text:style-name="P1">*************************************************************/</text:p>
      <text:p text:style-name="P1">__BAKMEM0 <text:s text:c="11"/>= 0x0660;</text:p>
      <text:p text:style-name="P1">__BAKMEM0_L <text:s text:c="9"/>= 0x0660;</text:p>
      <text:p text:style-name="P1">__BAKMEM0_H <text:s text:c="9"/>= 0x0661;</text:p>
      <text:p text:style-name="P1">__BAKMEM1 <text:s text:c="11"/>= 0x0662;</text:p>
      <text:p text:style-name="P1">__BAKMEM1_L <text:s text:c="9"/>= 0x0662;</text:p>
      <text:p text:style-name="P1">__BAKMEM1_H <text:s text:c="9"/>= 0x0663;</text:p>
      <text:p text:style-name="P1">__BAKMEM2 <text:s text:c="11"/>= 0x0664;</text:p>
      <text:p text:style-name="P1">__BAKMEM2_L <text:s text:c="9"/>= 0x0664;</text:p>
      <text:p text:style-name="P1">__BAKMEM2_H <text:s text:c="9"/>= 0x0665;</text:p>
      <text:p text:style-name="P1">__BAKMEM3 <text:s text:c="11"/>= 0x0666;</text:p>
      <text:p text:style-name="P1">__BAKMEM3_L <text:s text:c="9"/>= 0x0666;</text:p>
      <text:p text:style-name="P1">__BAKMEM3_H <text:s text:c="9"/>= 0x0667;</text:p>
      <text:p text:style-name="P1">__BAKMEM4 <text:s text:c="11"/>= 0x0668;</text:p>
      <text:p text:style-name="P1">__BAKMEM4_L <text:s text:c="9"/>= 0x0668;</text:p>
      <text:p text:style-name="P1">__BAKMEM4_H <text:s text:c="9"/>= 0x0669;</text:p>
      <text:p text:style-name="P1">__BAKMEM5 <text:s text:c="11"/>= 0x066A;</text:p>
      <text:p text:style-name="P1">__BAKMEM5_L <text:s text:c="9"/>= 0x066A;</text:p>
      <text:p text:style-name="P1">__BAKMEM5_H <text:s text:c="9"/>= 0x066B;</text:p>
      <text:p text:style-name="P1">__BAKMEM6 <text:s text:c="11"/>= 0x066C;</text:p>
      <text:p text:style-name="P1">__BAKMEM6_L <text:s text:c="9"/>= 0x066C;</text:p>
      <text:p text:style-name="P1">__BAKMEM6_H <text:s text:c="9"/>= 0x066D;</text:p>
      <text:p text:style-name="P1">__BAKMEM7 <text:s text:c="11"/>= 0x066E;</text:p>
      <text:p text:style-name="P1">__BAKMEM7_L <text:s text:c="9"/>= 0x066E;</text:p>
      <text:p text:style-name="P1">__BAKMEM7_H <text:s text:c="9"/>= 0x066F;</text:p>
      <text:p text:style-name="P1">__BAKMEM8 <text:s text:c="11"/>= 0x0670;</text:p>
      <text:p text:style-name="P1">__BAKMEM8_L <text:s text:c="9"/>= 0x0670;</text:p>
      <text:p text:style-name="P1">__BAKMEM8_H <text:s text:c="9"/>= 0x0671;</text:p>
      <text:p text:style-name="P1">__BAKMEM9 <text:s text:c="11"/>= 0x0672;</text:p>
      <text:p text:style-name="P1">__BAKMEM9_L <text:s text:c="9"/>= 0x0672;</text:p>
      <text:p text:style-name="P1">__BAKMEM9_H <text:s text:c="9"/>= 0x0673;</text:p>
      <text:p text:style-name="P1">__BAKMEM10 <text:s text:c="10"/>= 0x0674;</text:p>
      <text:p text:style-name="P1">__BAKMEM10_L <text:s text:c="8"/>= 0x0674;</text:p>
      <text:p text:style-name="P1">__BAKMEM10_H <text:s text:c="8"/>= 0x0675;</text:p>
      <text:p text:style-name="P1">__BAKMEM11 <text:s text:c="10"/>= 0x0676;</text:p>
      <text:p text:style-name="P1">__BAKMEM11_L <text:s text:c="8"/>= 0x0676;</text:p>
      <text:p text:style-name="P1">__BAKMEM11_H <text:s text:c="8"/>= 0x0677;</text:p>
      <text:p text:style-name="P1">__BAKMEM12 <text:s text:c="10"/>= 0x0678;</text:p>
      <text:p text:style-name="P1">__BAKMEM12_L <text:s text:c="8"/>= 0x0678;</text:p>
      <text:p text:style-name="P1">__BAKMEM12_H <text:s text:c="8"/>= 0x0679;</text:p>
      <text:p text:style-name="P1">__BAKMEM13 <text:s text:c="10"/>= 0x067A;</text:p>
      <text:p text:style-name="P1">__BAKMEM13_L <text:s text:c="8"/>= 0x067A;</text:p>
      <text:p text:style-name="P1">__BAKMEM13_H <text:s text:c="8"/>= 0x067B;</text:p>
      <text:p text:style-name="P1">__BAKMEM14 <text:s text:c="10"/>= 0x067C;</text:p>
      <text:p text:style-name="P1">__BAKMEM14_L <text:s text:c="8"/>= 0x067C;</text:p>
      <text:p text:style-name="P1">__BAKMEM14_H <text:s text:c="8"/>= 0x067D;</text:p>
      <text:p text:style-name="P1">__BAKMEM15 <text:s text:c="10"/>= 0x067E;</text:p>
      <text:p text:style-name="P1">__BAKMEM15_L <text:s text:c="8"/>= 0x067E;</text:p>
      <text:p text:style-name="P1">__BAKMEM15_H <text:s text:c="8"/>= 0x067F;</text:p>
      <text:p text:style-name="P1">/*************************************************************</text:p>
      <text:p text:style-name="P1">* CRC Module</text:p>
      <text:p text:style-name="P1">*************************************************************/</text:p>
      <text:p text:style-name="P1">__CRCDI <text:s text:c="13"/>= 0x01C0;</text:p>
      <text:p text:style-name="P1">__CRCDI_L <text:s text:c="11"/>= 0x01C0;</text:p>
      <text:p text:style-name="P1">__CRCDI_H <text:s text:c="11"/>= 0x01C1;</text:p>
      <text:p text:style-name="P1">__CRCDIRB <text:s text:c="11"/>= 0x01C2;</text:p>
      <text:p text:style-name="P1">__CRCDIRB_L <text:s text:c="9"/>= 0x01C2;</text:p>
      <text:p text:style-name="P1">__CRCDIRB_H <text:s text:c="9"/>= 0x01C3;</text:p>
      <text:p text:style-name="P1"><text:soft-page-break/>__CRCINIRES <text:s text:c="9"/>= 0x01C4;</text:p>
      <text:p text:style-name="P1">__CRCINIRES_L <text:s text:c="7"/>= 0x01C4;</text:p>
      <text:p text:style-name="P1">__CRCINIRES_H <text:s text:c="7"/>= 0x01C5;</text:p>
      <text:p text:style-name="P1">__CRCRESR <text:s text:c="11"/>= 0x01C6;</text:p>
      <text:p text:style-name="P1">__CRCRESR_L <text:s text:c="9"/>= 0x01C6;</text:p>
      <text:p text:style-name="P1">__CRCRESR_H <text:s text:c="9"/>= 0x01C7;</text:p>
      <text:p text:style-name="P1">/************************************************************</text:p>
      <text:p text:style-name="P1">* CLOCK SYSTEM CONTROL</text:p>
      <text:p text:style-name="P1">************************************************************/</text:p>
      <text:p text:style-name="P1">__CSCTL0 <text:s text:c="12"/>= 0x0180;</text:p>
      <text:p text:style-name="P1">__CSCTL0_L <text:s text:c="10"/>= 0x0180;</text:p>
      <text:p text:style-name="P1">__CSCTL0_H <text:s text:c="10"/>= 0x0181;</text:p>
      <text:p text:style-name="P1">__CSCTL1 <text:s text:c="12"/>= 0x0182;</text:p>
      <text:p text:style-name="P1">__CSCTL1_L <text:s text:c="10"/>= 0x0182;</text:p>
      <text:p text:style-name="P1">__CSCTL1_H <text:s text:c="10"/>= 0x0183;</text:p>
      <text:p text:style-name="P1">__CSCTL2 <text:s text:c="12"/>= 0x0184;</text:p>
      <text:p text:style-name="P1">__CSCTL2_L <text:s text:c="10"/>= 0x0184;</text:p>
      <text:p text:style-name="P1">__CSCTL2_H <text:s text:c="10"/>= 0x0185;</text:p>
      <text:p text:style-name="P1">__CSCTL3 <text:s text:c="12"/>= 0x0186;</text:p>
      <text:p text:style-name="P1">__CSCTL3_L <text:s text:c="10"/>= 0x0186;</text:p>
      <text:p text:style-name="P1">__CSCTL3_H <text:s text:c="10"/>= 0x0187;</text:p>
      <text:p text:style-name="P1">__CSCTL4 <text:s text:c="12"/>= 0x0188;</text:p>
      <text:p text:style-name="P1">__CSCTL4_L <text:s text:c="10"/>= 0x0188;</text:p>
      <text:p text:style-name="P1">__CSCTL4_H <text:s text:c="10"/>= 0x0189;</text:p>
      <text:p text:style-name="P1">__CSCTL5 <text:s text:c="12"/>= 0x018A;</text:p>
      <text:p text:style-name="P1">__CSCTL5_L <text:s text:c="10"/>= 0x018A;</text:p>
      <text:p text:style-name="P1">__CSCTL5_H <text:s text:c="10"/>= 0x018B;</text:p>
      <text:p text:style-name="P1">__CSCTL6 <text:s text:c="12"/>= 0x018C;</text:p>
      <text:p text:style-name="P1">__CSCTL6_L <text:s text:c="10"/>= 0x018C;</text:p>
      <text:p text:style-name="P1">__CSCTL6_H <text:s text:c="10"/>= 0x018D;</text:p>
      <text:p text:style-name="P1">__CSCTL7 <text:s text:c="12"/>= 0x018E;</text:p>
      <text:p text:style-name="P1">__CSCTL7_L <text:s text:c="10"/>= 0x018E;</text:p>
      <text:p text:style-name="P1">__CSCTL7_H <text:s text:c="10"/>= 0x018F;</text:p>
      <text:p text:style-name="P1">__CSCTL8 <text:s text:c="12"/>= 0x0190;</text:p>
      <text:p text:style-name="P1">__CSCTL8_L <text:s text:c="10"/>= 0x0190;</text:p>
      <text:p text:style-name="P1">__CSCTL8_H <text:s text:c="10"/>= 0x0191;</text:p>
      <text:p text:style-name="P1">/*************************************************************</text:p>
      <text:p text:style-name="P1">* FRAM Memory</text:p>
      <text:p text:style-name="P1">*************************************************************/</text:p>
      <text:p text:style-name="P1">__FRCTL0 <text:s text:c="12"/>= 0x01A0;</text:p>
      <text:p text:style-name="P1">__FRCTL0_L <text:s text:c="10"/>= 0x01A0;</text:p>
      <text:p text:style-name="P1">__FRCTL0_H <text:s text:c="10"/>= 0x01A1;</text:p>
      <text:p text:style-name="P1">__GCCTL0 <text:s text:c="12"/>= 0x01A4;</text:p>
      <text:p text:style-name="P1">__GCCTL0_L <text:s text:c="10"/>= 0x01A4;</text:p>
      <text:p text:style-name="P1">__GCCTL0_H <text:s text:c="10"/>= 0x01A5;</text:p>
      <text:p text:style-name="P1">__GCCTL1 <text:s text:c="12"/>= 0x01A6;</text:p>
      <text:p text:style-name="P1">__GCCTL1_L <text:s text:c="10"/>= 0x01A6;</text:p>
      <text:p text:style-name="P1">__GCCTL1_H <text:s text:c="10"/>= 0x01A7;</text:p>
      <text:p text:style-name="P1">/************************************************************</text:p>
      <text:p text:style-name="P1">* HARDWARE MULTIPLIER 32Bit</text:p>
      <text:p text:style-name="P1">************************************************************/</text:p>
      <text:p text:style-name="P1">__MPY <text:s text:c="15"/>= 0x04C0;</text:p>
      <text:p text:style-name="P1">__MPY_L <text:s text:c="13"/>= 0x04C0;</text:p>
      <text:p text:style-name="P1">__MPY_H <text:s text:c="13"/>= 0x04C1;</text:p>
      <text:p text:style-name="P1">__MPYS <text:s text:c="14"/>= 0x04C2;</text:p>
      <text:p text:style-name="P1">__MPYS_L <text:s text:c="12"/>= 0x04C2;</text:p>
      <text:p text:style-name="P1">__MPYS_H <text:s text:c="12"/>= 0x04C3;</text:p>
      <text:p text:style-name="P1">__MAC <text:s text:c="15"/>= 0x04C4;</text:p>
      <text:p text:style-name="P1">__MAC_L <text:s text:c="13"/>= 0x04C4;</text:p>
      <text:p text:style-name="P1">__MAC_H <text:s text:c="13"/>= 0x04C5;</text:p>
      <text:p text:style-name="P1">__MACS <text:s text:c="14"/>= 0x04C6;</text:p>
      <text:p text:style-name="P1">__MACS_L <text:s text:c="12"/>= 0x04C6;</text:p>
      <text:p text:style-name="P1">__MACS_H <text:s text:c="12"/>= 0x04C7;</text:p>
      <text:p text:style-name="P1">__OP2 <text:s text:c="15"/>= 0x04C8;</text:p>
      <text:p text:style-name="P1">__OP2_L <text:s text:c="13"/>= 0x04C8;</text:p>
      <text:p text:style-name="P1">__OP2_H <text:s text:c="13"/>= 0x04C9;</text:p>
      <text:p text:style-name="P1">__RESLO <text:s text:c="13"/>= 0x04CA;</text:p>
      <text:p text:style-name="P1">__RESLO_L <text:s text:c="11"/>= 0x04CA;</text:p>
      <text:p text:style-name="P1">__RESLO_H <text:s text:c="11"/>= 0x04CB;</text:p>
      <text:p text:style-name="P1">__RESHI <text:s text:c="13"/>= 0x04CC;</text:p>
      <text:p text:style-name="P1">__RESHI_L <text:s text:c="11"/>= 0x04CC;</text:p>
      <text:p text:style-name="P1">__RESHI_H <text:s text:c="11"/>= 0x04CD;</text:p>
      <text:p text:style-name="P1"><text:soft-page-break/>__SUMEXT <text:s text:c="12"/>= 0x04CE;</text:p>
      <text:p text:style-name="P1">__SUMEXT_L <text:s text:c="10"/>= 0x04CE;</text:p>
      <text:p text:style-name="P1">__SUMEXT_H <text:s text:c="10"/>= 0x04CF;</text:p>
      <text:p text:style-name="P1">__MPY32L <text:s text:c="12"/>= 0x04D0;</text:p>
      <text:p text:style-name="P1">__MPY32L_L <text:s text:c="10"/>= 0x04D0;</text:p>
      <text:p text:style-name="P1">__MPY32L_H <text:s text:c="10"/>= 0x04D1;</text:p>
      <text:p text:style-name="P1">__MPY32H <text:s text:c="12"/>= 0x04D2;</text:p>
      <text:p text:style-name="P1">__MPY32H_L <text:s text:c="10"/>= 0x04D2;</text:p>
      <text:p text:style-name="P1">__MPY32H_H <text:s text:c="10"/>= 0x04D3;</text:p>
      <text:p text:style-name="P1">__MPYS32L <text:s text:c="11"/>= 0x04D4;</text:p>
      <text:p text:style-name="P1">__MPYS32L_L <text:s text:c="9"/>= 0x04D4;</text:p>
      <text:p text:style-name="P1">__MPYS32L_H <text:s text:c="9"/>= 0x04D5;</text:p>
      <text:p text:style-name="P1">__MPYS32H <text:s text:c="11"/>= 0x04D6;</text:p>
      <text:p text:style-name="P1">__MPYS32H_L <text:s text:c="9"/>= 0x04D6;</text:p>
      <text:p text:style-name="P1">__MPYS32H_H <text:s text:c="9"/>= 0x04D7;</text:p>
      <text:p text:style-name="P1">__MAC32L <text:s text:c="12"/>= 0x04D8;</text:p>
      <text:p text:style-name="P1">__MAC32L_L <text:s text:c="10"/>= 0x04D8;</text:p>
      <text:p text:style-name="P1">__MAC32L_H <text:s text:c="10"/>= 0x04D9;</text:p>
      <text:p text:style-name="P1">__MAC32H <text:s text:c="12"/>= 0x04DA;</text:p>
      <text:p text:style-name="P1">__MAC32H_L <text:s text:c="10"/>= 0x04DA;</text:p>
      <text:p text:style-name="P1">__MAC32H_H <text:s text:c="10"/>= 0x04DB;</text:p>
      <text:p text:style-name="P1">__MACS32L <text:s text:c="11"/>= 0x04DC;</text:p>
      <text:p text:style-name="P1">__MACS32L_L <text:s text:c="9"/>= 0x04DC;</text:p>
      <text:p text:style-name="P1">__MACS32L_H <text:s text:c="9"/>= 0x04DD;</text:p>
      <text:p text:style-name="P1">__MACS32H <text:s text:c="11"/>= 0x04DE;</text:p>
      <text:p text:style-name="P1">__MACS32H_L <text:s text:c="9"/>= 0x04DE;</text:p>
      <text:p text:style-name="P1">__MACS32H_H <text:s text:c="9"/>= 0x04DF;</text:p>
      <text:p text:style-name="P1">__OP2L <text:s text:c="14"/>= 0x04E0;</text:p>
      <text:p text:style-name="P1">__OP2L_L <text:s text:c="12"/>= 0x04E0;</text:p>
      <text:p text:style-name="P1">__OP2L_H <text:s text:c="12"/>= 0x04E1;</text:p>
      <text:p text:style-name="P1">__OP2H <text:s text:c="14"/>= 0x04E2;</text:p>
      <text:p text:style-name="P1">__OP2H_L <text:s text:c="12"/>= 0x04E2;</text:p>
      <text:p text:style-name="P1">__OP2H_H <text:s text:c="12"/>= 0x04E3;</text:p>
      <text:p text:style-name="P1">__RES0 <text:s text:c="14"/>= 0x04E4;</text:p>
      <text:p text:style-name="P1">__RES0_L <text:s text:c="12"/>= 0x04E4;</text:p>
      <text:p text:style-name="P1">__RES0_H <text:s text:c="12"/>= 0x04E5;</text:p>
      <text:p text:style-name="P1">__RES1 <text:s text:c="14"/>= 0x04E6;</text:p>
      <text:p text:style-name="P1">__RES1_L <text:s text:c="12"/>= 0x04E6;</text:p>
      <text:p text:style-name="P1">__RES1_H <text:s text:c="12"/>= 0x04E7;</text:p>
      <text:p text:style-name="P1">__RES2 <text:s text:c="14"/>= 0x04E8;</text:p>
      <text:p text:style-name="P1">__RES2_L <text:s text:c="12"/>= 0x04E8;</text:p>
      <text:p text:style-name="P1">__RES2_H <text:s text:c="12"/>= 0x04E9;</text:p>
      <text:p text:style-name="P1">__RES3 <text:s text:c="14"/>= 0x04EA;</text:p>
      <text:p text:style-name="P1">__RES3_L <text:s text:c="12"/>= 0x04EA;</text:p>
      <text:p text:style-name="P1">__RES3_H <text:s text:c="12"/>= 0x04EB;</text:p>
      <text:p text:style-name="P1">__MPY32CTL0 <text:s text:c="9"/>= 0x04EC;</text:p>
      <text:p text:style-name="P1">__MPY32CTL0_L <text:s text:c="7"/>= 0x04EC;</text:p>
      <text:p text:style-name="P1">__MPY32CTL0_H <text:s text:c="7"/>= 0x04ED;</text:p>
      <text:p text:style-name="P1">/************************************************************</text:p>
      <text:p text:style-name="P1">* PMM - Power Management System for FR2xx/FR4xx</text:p>
      <text:p text:style-name="P1">************************************************************/</text:p>
      <text:p text:style-name="P1">__PMMCTL0 <text:s text:c="11"/>= 0x0120;</text:p>
      <text:p text:style-name="P1">__PMMCTL0_L <text:s text:c="9"/>= 0x0120;</text:p>
      <text:p text:style-name="P1">__PMMCTL0_H <text:s text:c="9"/>= 0x0121;</text:p>
      <text:p text:style-name="P1">__PMMCTL1 <text:s text:c="11"/>= 0x0122;</text:p>
      <text:p text:style-name="P1">__PMMCTL1_L <text:s text:c="9"/>= 0x0122;</text:p>
      <text:p text:style-name="P1">__PMMCTL1_H <text:s text:c="9"/>= 0x0123;</text:p>
      <text:p text:style-name="P1">__PMMCTL2 <text:s text:c="11"/>= 0x0124;</text:p>
      <text:p text:style-name="P1">__PMMCTL2_L <text:s text:c="9"/>= 0x0124;</text:p>
      <text:p text:style-name="P1">__PMMCTL2_H <text:s text:c="9"/>= 0x0125;</text:p>
      <text:p text:style-name="P1">__PMMIFG <text:s text:c="12"/>= 0x012A;</text:p>
      <text:p text:style-name="P1">__PMMIFG_L <text:s text:c="10"/>= 0x012A;</text:p>
      <text:p text:style-name="P1">__PMMIFG_H <text:s text:c="10"/>= 0x012B;</text:p>
      <text:p text:style-name="P1">__PMMIE <text:s text:c="13"/>= 0x012E;</text:p>
      <text:p text:style-name="P1">__PMMIE_L <text:s text:c="11"/>= 0x012E;</text:p>
      <text:p text:style-name="P1">__PMMIE_H <text:s text:c="11"/>= 0x012F;</text:p>
      <text:p text:style-name="P1">__PM5CTL0 <text:s text:c="11"/>= 0x0130;</text:p>
      <text:p text:style-name="P1">__PM5CTL0_L <text:s text:c="9"/>= 0x0130;</text:p>
      <text:p text:style-name="P1">__PM5CTL0_H <text:s text:c="9"/>= 0x0131;</text:p>
      <text:p text:style-name="P1">/************************************************************</text:p>
      <text:p text:style-name="P1">* DIGITAL I/O Port1/2 Pull up / Pull down Resistors</text:p>
      <text:p text:style-name="P1">************************************************************/</text:p>
      <text:p text:style-name="P1"><text:soft-page-break/>__PAIN <text:s text:c="14"/>= 0x0200;</text:p>
      <text:p text:style-name="P1">__PAIN_L <text:s text:c="12"/>= 0x0200;</text:p>
      <text:p text:style-name="P1">__PAIN_H <text:s text:c="12"/>= 0x0201;</text:p>
      <text:p text:style-name="P1">__PAOUT <text:s text:c="13"/>= 0x0202;</text:p>
      <text:p text:style-name="P1">__PAOUT_L <text:s text:c="11"/>= 0x0202;</text:p>
      <text:p text:style-name="P1">__PAOUT_H <text:s text:c="11"/>= 0x0203;</text:p>
      <text:p text:style-name="P1">__PADIR <text:s text:c="13"/>= 0x0204;</text:p>
      <text:p text:style-name="P1">__PADIR_L <text:s text:c="11"/>= 0x0204;</text:p>
      <text:p text:style-name="P1">__PADIR_H <text:s text:c="11"/>= 0x0205;</text:p>
      <text:p text:style-name="P1">__PAREN <text:s text:c="13"/>= 0x0206;</text:p>
      <text:p text:style-name="P1">__PAREN_L <text:s text:c="11"/>= 0x0206;</text:p>
      <text:p text:style-name="P1">__PAREN_H <text:s text:c="11"/>= 0x0207;</text:p>
      <text:p text:style-name="P1">__PASEL0 <text:s text:c="12"/>= 0x020A;</text:p>
      <text:p text:style-name="P1">__PASEL0_L <text:s text:c="10"/>= 0x020A;</text:p>
      <text:p text:style-name="P1">__PASEL0_H <text:s text:c="10"/>= 0x020B;</text:p>
      <text:p text:style-name="P1">__PASEL1 <text:s text:c="12"/>= 0x020C;</text:p>
      <text:p text:style-name="P1">__PASEL1_L <text:s text:c="10"/>= 0x020C;</text:p>
      <text:p text:style-name="P1">__PASEL1_H <text:s text:c="10"/>= 0x020D;</text:p>
      <text:p text:style-name="P1">__PAIES <text:s text:c="13"/>= 0x0218;</text:p>
      <text:p text:style-name="P1">__PAIES_L <text:s text:c="11"/>= 0x0218;</text:p>
      <text:p text:style-name="P1">__PAIES_H <text:s text:c="11"/>= 0x0219;</text:p>
      <text:p text:style-name="P1">__PAIE <text:s text:c="14"/>= 0x021A;</text:p>
      <text:p text:style-name="P1">__PAIE_L <text:s text:c="12"/>= 0x021A;</text:p>
      <text:p text:style-name="P1">__PAIE_H <text:s text:c="12"/>= 0x021B;</text:p>
      <text:p text:style-name="P1">__PAIFG <text:s text:c="13"/>= 0x021C;</text:p>
      <text:p text:style-name="P1">__PAIFG_L <text:s text:c="11"/>= 0x021C;</text:p>
      <text:p text:style-name="P1">__PAIFG_H <text:s text:c="11"/>= 0x021D;</text:p>
      <text:p text:style-name="P1">__P1IV <text:s text:c="14"/>= 0x020E;</text:p>
      <text:p text:style-name="P1">__P2IV <text:s text:c="14"/>= 0x021E;</text:p>
      <text:p text:style-name="P1">/************************************************************</text:p>
      <text:p text:style-name="P1">* DIGITAL I/O Port3 Pull up / Pull down Resistors</text:p>
      <text:p text:style-name="P1">************************************************************/</text:p>
      <text:p text:style-name="P1">__PBIN <text:s text:c="14"/>= 0x0220;</text:p>
      <text:p text:style-name="P1">__PBIN_L <text:s text:c="12"/>= 0x0220;</text:p>
      <text:p text:style-name="P1">__PBIN_H <text:s text:c="12"/>= 0x0221;</text:p>
      <text:p text:style-name="P1">__PBOUT <text:s text:c="13"/>= 0x0222;</text:p>
      <text:p text:style-name="P1">__PBOUT_L <text:s text:c="11"/>= 0x0222;</text:p>
      <text:p text:style-name="P1">__PBOUT_H <text:s text:c="11"/>= 0x0223;</text:p>
      <text:p text:style-name="P1">__PBDIR <text:s text:c="13"/>= 0x0224;</text:p>
      <text:p text:style-name="P1">__PBDIR_L <text:s text:c="11"/>= 0x0224;</text:p>
      <text:p text:style-name="P1">__PBDIR_H <text:s text:c="11"/>= 0x0225;</text:p>
      <text:p text:style-name="P1">__PBREN <text:s text:c="13"/>= 0x0226;</text:p>
      <text:p text:style-name="P1">__PBREN_L <text:s text:c="11"/>= 0x0226;</text:p>
      <text:p text:style-name="P1">__PBREN_H <text:s text:c="11"/>= 0x0227;</text:p>
      <text:p text:style-name="P1">__PBSEL0 <text:s text:c="12"/>= 0x022A;</text:p>
      <text:p text:style-name="P1">__PBSEL0_L <text:s text:c="10"/>= 0x022A;</text:p>
      <text:p text:style-name="P1">__PBSEL0_H <text:s text:c="10"/>= 0x022B;</text:p>
      <text:p text:style-name="P1">__PBSEL1 <text:s text:c="12"/>= 0x022C;</text:p>
      <text:p text:style-name="P1">__PBSEL1_L <text:s text:c="10"/>= 0x022C;</text:p>
      <text:p text:style-name="P1">__PBSEL1_H <text:s text:c="10"/>= 0x022D;</text:p>
      <text:p text:style-name="P1">/************************************************************</text:p>
      <text:p text:style-name="P1">* Real-Time Clock (RTC) Counter</text:p>
      <text:p text:style-name="P1">************************************************************/</text:p>
      <text:p text:style-name="P1">__RTCCTL <text:s text:c="12"/>= 0x0300;</text:p>
      <text:p text:style-name="P1">__RTCCTL_L <text:s text:c="10"/>= 0x0300;</text:p>
      <text:p text:style-name="P1">__RTCCTL_H <text:s text:c="10"/>= 0x0301;</text:p>
      <text:p text:style-name="P1">__RTCIV <text:s text:c="13"/>= 0x0304;</text:p>
      <text:p text:style-name="P1">__RTCIV_L <text:s text:c="11"/>= 0x0304;</text:p>
      <text:p text:style-name="P1">__RTCIV_H <text:s text:c="11"/>= 0x0305;</text:p>
      <text:p text:style-name="P1">__RTCMOD <text:s text:c="12"/>= 0x0308;</text:p>
      <text:p text:style-name="P1">__RTCMOD_L <text:s text:c="10"/>= 0x0308;</text:p>
      <text:p text:style-name="P1">__RTCMOD_H <text:s text:c="10"/>= 0x0309;</text:p>
      <text:p text:style-name="P1">__RTCCNT <text:s text:c="12"/>= 0x030C;</text:p>
      <text:p text:style-name="P1">__RTCCNT_L <text:s text:c="10"/>= 0x030C;</text:p>
      <text:p text:style-name="P1">__RTCCNT_H <text:s text:c="10"/>= 0x030D;</text:p>
      <text:p text:style-name="P1">/************************************************************</text:p>
      <text:p text:style-name="P1">* SFR - Special Function Register Module</text:p>
      <text:p text:style-name="P1">************************************************************/</text:p>
      <text:p text:style-name="P1">__SFRIE1 <text:s text:c="12"/>= 0x0100;</text:p>
      <text:p text:style-name="P1">__SFRIE1_L <text:s text:c="10"/>= 0x0100;</text:p>
      <text:p text:style-name="P1">__SFRIE1_H <text:s text:c="10"/>= 0x0101;</text:p>
      <text:p text:style-name="P1">__SFRIFG1 <text:s text:c="11"/>= 0x0102;</text:p>
      <text:p text:style-name="P1"><text:soft-page-break/>__SFRIFG1_L <text:s text:c="9"/>= 0x0102;</text:p>
      <text:p text:style-name="P1">__SFRIFG1_H <text:s text:c="9"/>= 0x0103;</text:p>
      <text:p text:style-name="P1">__SFRRPCR <text:s text:c="11"/>= 0x0104;</text:p>
      <text:p text:style-name="P1">__SFRRPCR_L <text:s text:c="9"/>= 0x0104;</text:p>
      <text:p text:style-name="P1">__SFRRPCR_H <text:s text:c="9"/>= 0x0105;</text:p>
      <text:p text:style-name="P1">/************************************************************</text:p>
      <text:p text:style-name="P1">* SYS - System Module</text:p>
      <text:p text:style-name="P1">************************************************************/</text:p>
      <text:p text:style-name="P1">__SYSCTL <text:s text:c="12"/>= 0x0140;</text:p>
      <text:p text:style-name="P1">__SYSCTL_L <text:s text:c="10"/>= 0x0140;</text:p>
      <text:p text:style-name="P1">__SYSCTL_H <text:s text:c="10"/>= 0x0141;</text:p>
      <text:p text:style-name="P1">__SYSBSLC <text:s text:c="11"/>= 0x0142;</text:p>
      <text:p text:style-name="P1">__SYSBSLC_L <text:s text:c="9"/>= 0x0142;</text:p>
      <text:p text:style-name="P1">__SYSBSLC_H <text:s text:c="9"/>= 0x0143;</text:p>
      <text:p text:style-name="P1">__SYSJMBC <text:s text:c="11"/>= 0x0146;</text:p>
      <text:p text:style-name="P1">__SYSJMBC_L <text:s text:c="9"/>= 0x0146;</text:p>
      <text:p text:style-name="P1">__SYSJMBC_H <text:s text:c="9"/>= 0x0147;</text:p>
      <text:p text:style-name="P1">__SYSJMBI0 <text:s text:c="10"/>= 0x0148;</text:p>
      <text:p text:style-name="P1">__SYSJMBI0_L <text:s text:c="8"/>= 0x0148;</text:p>
      <text:p text:style-name="P1">__SYSJMBI0_H <text:s text:c="8"/>= 0x0149;</text:p>
      <text:p text:style-name="P1">__SYSJMBI1 <text:s text:c="10"/>= 0x014A;</text:p>
      <text:p text:style-name="P1">__SYSJMBI1_L <text:s text:c="8"/>= 0x014A;</text:p>
      <text:p text:style-name="P1">__SYSJMBI1_H <text:s text:c="8"/>= 0x014B;</text:p>
      <text:p text:style-name="P1">__SYSJMBO0 <text:s text:c="10"/>= 0x014C;</text:p>
      <text:p text:style-name="P1">__SYSJMBO0_L <text:s text:c="8"/>= 0x014C;</text:p>
      <text:p text:style-name="P1">__SYSJMBO0_H <text:s text:c="8"/>= 0x014D;</text:p>
      <text:p text:style-name="P1">__SYSJMBO1 <text:s text:c="10"/>= 0x014E;</text:p>
      <text:p text:style-name="P1">__SYSJMBO1_L <text:s text:c="8"/>= 0x014E;</text:p>
      <text:p text:style-name="P1">__SYSJMBO1_H <text:s text:c="8"/>= 0x014F;</text:p>
      <text:p text:style-name="P1">__SYSBERRIV <text:s text:c="9"/>= 0x0158;</text:p>
      <text:p text:style-name="P1">__SYSBERRIV_L <text:s text:c="7"/>= 0x0158;</text:p>
      <text:p text:style-name="P1">__SYSBERRIV_H <text:s text:c="7"/>= 0x0159;</text:p>
      <text:p text:style-name="P1">__SYSUNIV <text:s text:c="11"/>= 0x015A;</text:p>
      <text:p text:style-name="P1">__SYSUNIV_L <text:s text:c="9"/>= 0x015A;</text:p>
      <text:p text:style-name="P1">__SYSUNIV_H <text:s text:c="9"/>= 0x015B;</text:p>
      <text:p text:style-name="P1">__SYSSNIV <text:s text:c="11"/>= 0x015C;</text:p>
      <text:p text:style-name="P1">__SYSSNIV_L <text:s text:c="9"/>= 0x015C;</text:p>
      <text:p text:style-name="P1">__SYSSNIV_H <text:s text:c="9"/>= 0x015D;</text:p>
      <text:p text:style-name="P1">__SYSRSTIV <text:s text:c="10"/>= 0x015E;</text:p>
      <text:p text:style-name="P1">__SYSRSTIV_L <text:s text:c="8"/>= 0x015E;</text:p>
      <text:p text:style-name="P1">__SYSRSTIV_H <text:s text:c="8"/>= 0x015F;</text:p>
      <text:p text:style-name="P1">__SYSCFG0 <text:s text:c="11"/>= 0x0160;</text:p>
      <text:p text:style-name="P1">__SYSCFG0_L <text:s text:c="9"/>= 0x0160;</text:p>
      <text:p text:style-name="P1">__SYSCFG0_H <text:s text:c="9"/>= 0x0161;</text:p>
      <text:p text:style-name="P1">__SYSCFG1 <text:s text:c="11"/>= 0x0162;</text:p>
      <text:p text:style-name="P1">__SYSCFG1_L <text:s text:c="9"/>= 0x0162;</text:p>
      <text:p text:style-name="P1">__SYSCFG1_H <text:s text:c="9"/>= 0x0163;</text:p>
      <text:p text:style-name="P1">__SYSCFG2 <text:s text:c="11"/>= 0x0164;</text:p>
      <text:p text:style-name="P1">__SYSCFG2_L <text:s text:c="9"/>= 0x0164;</text:p>
      <text:p text:style-name="P1">__SYSCFG2_H <text:s text:c="9"/>= 0x0165;</text:p>
      <text:p text:style-name="P1">/************************************************************</text:p>
      <text:p text:style-name="P1">* Timer0_A3</text:p>
      <text:p text:style-name="P1">************************************************************/</text:p>
      <text:p text:style-name="P1">__TA0CTL <text:s text:c="12"/>= 0x0380;</text:p>
      <text:p text:style-name="P1">__TA0CCTL0 <text:s text:c="10"/>= 0x0382;</text:p>
      <text:p text:style-name="P1">__TA0CCTL1 <text:s text:c="10"/>= 0x0384;</text:p>
      <text:p text:style-name="P1">__TA0CCTL2 <text:s text:c="10"/>= 0x0386;</text:p>
      <text:p text:style-name="P1">__TA0R <text:s text:c="14"/>= 0x0390;</text:p>
      <text:p text:style-name="P1">__TA0CCR0 <text:s text:c="11"/>= 0x0392;</text:p>
      <text:p text:style-name="P1">__TA0CCR1 <text:s text:c="11"/>= 0x0394;</text:p>
      <text:p text:style-name="P1">__TA0CCR2 <text:s text:c="11"/>= 0x0396;</text:p>
      <text:p text:style-name="P1">__TA0IV <text:s text:c="13"/>= 0x03AE;</text:p>
      <text:p text:style-name="P1">__TA0EX0 <text:s text:c="12"/>= 0x03A0;</text:p>
      <text:p text:style-name="P1">/************************************************************</text:p>
      <text:p text:style-name="P1">* Timer1_A3</text:p>
      <text:p text:style-name="P1">************************************************************/</text:p>
      <text:p text:style-name="P1">__TA1CTL <text:s text:c="12"/>= 0x03C0;</text:p>
      <text:p text:style-name="P1">__TA1CCTL0 <text:s text:c="10"/>= 0x03C2;</text:p>
      <text:p text:style-name="P1">__TA1CCTL1 <text:s text:c="10"/>= 0x03C4;</text:p>
      <text:p text:style-name="P1">__TA1CCTL2 <text:s text:c="10"/>= 0x03C6;</text:p>
      <text:p text:style-name="P1">__TA1R <text:s text:c="14"/>= 0x03D0;</text:p>
      <text:p text:style-name="P1">__TA1CCR0 <text:s text:c="11"/>= 0x03D2;</text:p>
      <text:p text:style-name="P1"><text:soft-page-break/>__TA1CCR1 <text:s text:c="11"/>= 0x03D4;</text:p>
      <text:p text:style-name="P1">__TA1CCR2 <text:s text:c="11"/>= 0x03D6;</text:p>
      <text:p text:style-name="P1">__TA1IV <text:s text:c="13"/>= 0x03EE;</text:p>
      <text:p text:style-name="P1">__TA1EX0 <text:s text:c="12"/>= 0x03E0;</text:p>
      <text:p text:style-name="P1">/************************************************************</text:p>
      <text:p text:style-name="P1">* Timer2_A2</text:p>
      <text:p text:style-name="P1">************************************************************/</text:p>
      <text:p text:style-name="P1">__TA2CTL <text:s text:c="12"/>= 0x0400;</text:p>
      <text:p text:style-name="P1">__TA2CCTL0 <text:s text:c="10"/>= 0x0402;</text:p>
      <text:p text:style-name="P1">__TA2CCTL1 <text:s text:c="10"/>= 0x0404;</text:p>
      <text:p text:style-name="P1">__TA2R <text:s text:c="14"/>= 0x0410;</text:p>
      <text:p text:style-name="P1">__TA2CCR0 <text:s text:c="11"/>= 0x0412;</text:p>
      <text:p text:style-name="P1">__TA2CCR1 <text:s text:c="11"/>= 0x0414;</text:p>
      <text:p text:style-name="P1">__TA2IV <text:s text:c="13"/>= 0x042E;</text:p>
      <text:p text:style-name="P1">__TA2EX0 <text:s text:c="12"/>= 0x0420;</text:p>
      <text:p text:style-name="P1">/************************************************************</text:p>
      <text:p text:style-name="P1">* Timer3_A2</text:p>
      <text:p text:style-name="P1">************************************************************/</text:p>
      <text:p text:style-name="P1">__TA3CTL <text:s text:c="12"/>= 0x0440;</text:p>
      <text:p text:style-name="P1">__TA3CCTL0 <text:s text:c="10"/>= 0x0442;</text:p>
      <text:p text:style-name="P1">__TA3CCTL1 <text:s text:c="10"/>= 0x0444;</text:p>
      <text:p text:style-name="P1">__TA3R <text:s text:c="14"/>= 0x0450;</text:p>
      <text:p text:style-name="P1">__TA3CCR0 <text:s text:c="11"/>= 0x0452;</text:p>
      <text:p text:style-name="P1">__TA3CCR1 <text:s text:c="11"/>= 0x0454;</text:p>
      <text:p text:style-name="P1">__TA3IV <text:s text:c="13"/>= 0x046E;</text:p>
      <text:p text:style-name="P1">__TA3EX0 <text:s text:c="12"/>= 0x0460;</text:p>
      <text:p text:style-name="P1">/************************************************************</text:p>
      <text:p text:style-name="P1">* USCI A0</text:p>
      <text:p text:style-name="P1">************************************************************/</text:p>
      <text:p text:style-name="P1">__UCA0CTLW0 <text:s text:c="9"/>= 0x0500;</text:p>
      <text:p text:style-name="P1">__UCA0CTLW0_L <text:s text:c="7"/>= 0x0500;</text:p>
      <text:p text:style-name="P1">__UCA0CTLW0_H <text:s text:c="7"/>= 0x0501;</text:p>
      <text:p text:style-name="P1">__UCA0CTLW1 <text:s text:c="9"/>= 0x0502;</text:p>
      <text:p text:style-name="P1">__UCA0CTLW1_L <text:s text:c="7"/>= 0x0502;</text:p>
      <text:p text:style-name="P1">__UCA0CTLW1_H <text:s text:c="7"/>= 0x0503;</text:p>
      <text:p text:style-name="P1">__UCA0BRW <text:s text:c="11"/>= 0x0506;</text:p>
      <text:p text:style-name="P1">__UCA0BRW_L <text:s text:c="9"/>= 0x0506;</text:p>
      <text:p text:style-name="P1">__UCA0BRW_H <text:s text:c="9"/>= 0x0507;</text:p>
      <text:p text:style-name="P1">__UCA0MCTLW <text:s text:c="9"/>= 0x0508;</text:p>
      <text:p text:style-name="P1">__UCA0MCTLW_L <text:s text:c="7"/>= 0x0508;</text:p>
      <text:p text:style-name="P1">__UCA0MCTLW_H <text:s text:c="7"/>= 0x0509;</text:p>
      <text:p text:style-name="P1">__UCA0STATW <text:s text:c="9"/>= 0x050A;</text:p>
      <text:p text:style-name="P1">__UCA0RXBUF <text:s text:c="9"/>= 0x050C;</text:p>
      <text:p text:style-name="P1">__UCA0RXBUF_L <text:s text:c="7"/>= 0x050C;</text:p>
      <text:p text:style-name="P1">__UCA0RXBUF_H <text:s text:c="7"/>= 0x050D;</text:p>
      <text:p text:style-name="P1">__UCA0TXBUF <text:s text:c="9"/>= 0x050E;</text:p>
      <text:p text:style-name="P1">__UCA0TXBUF_L <text:s text:c="7"/>= 0x050E;</text:p>
      <text:p text:style-name="P1">__UCA0TXBUF_H <text:s text:c="7"/>= 0x050F;</text:p>
      <text:p text:style-name="P1">__UCA0ABCTL <text:s text:c="9"/>= 0x0510;</text:p>
      <text:p text:style-name="P1">__UCA0IRCTL <text:s text:c="9"/>= 0x0512;</text:p>
      <text:p text:style-name="P1">__UCA0IRCTL_L <text:s text:c="7"/>= 0x0512;</text:p>
      <text:p text:style-name="P1">__UCA0IRCTL_H <text:s text:c="7"/>= 0x0513;</text:p>
      <text:p text:style-name="P1">__UCA0IE <text:s text:c="12"/>= 0x051A;</text:p>
      <text:p text:style-name="P1">__UCA0IE_L <text:s text:c="10"/>= 0x051A;</text:p>
      <text:p text:style-name="P1">__UCA0IE_H <text:s text:c="10"/>= 0x051B;</text:p>
      <text:p text:style-name="P1">__UCA0IFG <text:s text:c="11"/>= 0x051C;</text:p>
      <text:p text:style-name="P1">__UCA0IFG_L <text:s text:c="9"/>= 0x051C;</text:p>
      <text:p text:style-name="P1">__UCA0IFG_H <text:s text:c="9"/>= 0x051D;</text:p>
      <text:p text:style-name="P1">__UCA0IV <text:s text:c="12"/>= 0x051E;</text:p>
      <text:p text:style-name="P1">/************************************************************</text:p>
      <text:p text:style-name="P1">* USCI A1</text:p>
      <text:p text:style-name="P1">************************************************************/</text:p>
      <text:p text:style-name="P1">__UCA1CTLW0 <text:s text:c="9"/>= 0x0520;</text:p>
      <text:p text:style-name="P1">__UCA1CTLW0_L <text:s text:c="7"/>= 0x0520;</text:p>
      <text:p text:style-name="P1">__UCA1CTLW0_H <text:s text:c="7"/>= 0x0521;</text:p>
      <text:p text:style-name="P1">__UCA1CTLW1 <text:s text:c="9"/>= 0x0522;</text:p>
      <text:p text:style-name="P1">__UCA1CTLW1_L <text:s text:c="7"/>= 0x0522;</text:p>
      <text:p text:style-name="P1">__UCA1CTLW1_H <text:s text:c="7"/>= 0x0523;</text:p>
      <text:p text:style-name="P1">__UCA1BRW <text:s text:c="11"/>= 0x0526;</text:p>
      <text:p text:style-name="P1">__UCA1BRW_L <text:s text:c="9"/>= 0x0526;</text:p>
      <text:p text:style-name="P1">__UCA1BRW_H <text:s text:c="9"/>= 0x0527;</text:p>
      <text:p text:style-name="P1">__UCA1MCTLW <text:s text:c="9"/>= 0x0528;</text:p>
      <text:p text:style-name="P1"><text:soft-page-break/>__UCA1MCTLW_L <text:s text:c="7"/>= 0x0528;</text:p>
      <text:p text:style-name="P1">__UCA1MCTLW_H <text:s text:c="7"/>= 0x0529;</text:p>
      <text:p text:style-name="P1">__UCA1STATW <text:s text:c="9"/>= 0x052A;</text:p>
      <text:p text:style-name="P1">__UCA1RXBUF <text:s text:c="9"/>= 0x052C;</text:p>
      <text:p text:style-name="P1">__UCA1RXBUF_L <text:s text:c="7"/>= 0x052C;</text:p>
      <text:p text:style-name="P1">__UCA1RXBUF_H <text:s text:c="7"/>= 0x052D;</text:p>
      <text:p text:style-name="P1">__UCA1TXBUF <text:s text:c="9"/>= 0x052E;</text:p>
      <text:p text:style-name="P1">__UCA1TXBUF_L <text:s text:c="7"/>= 0x052E;</text:p>
      <text:p text:style-name="P1">__UCA1TXBUF_H <text:s text:c="7"/>= 0x052F;</text:p>
      <text:p text:style-name="P1">__UCA1ABCTL <text:s text:c="9"/>= 0x0530;</text:p>
      <text:p text:style-name="P1">__UCA1IRCTL <text:s text:c="9"/>= 0x0532;</text:p>
      <text:p text:style-name="P1">__UCA1IRCTL_L <text:s text:c="7"/>= 0x0532;</text:p>
      <text:p text:style-name="P1">__UCA1IRCTL_H <text:s text:c="7"/>= 0x0533;</text:p>
      <text:p text:style-name="P1">__UCA1IE <text:s text:c="12"/>= 0x053A;</text:p>
      <text:p text:style-name="P1">__UCA1IE_L <text:s text:c="10"/>= 0x053A;</text:p>
      <text:p text:style-name="P1">__UCA1IE_H <text:s text:c="10"/>= 0x053B;</text:p>
      <text:p text:style-name="P1">__UCA1IFG <text:s text:c="11"/>= 0x053C;</text:p>
      <text:p text:style-name="P1">__UCA1IFG_L <text:s text:c="9"/>= 0x053C;</text:p>
      <text:p text:style-name="P1">__UCA1IFG_H <text:s text:c="9"/>= 0x053D;</text:p>
      <text:p text:style-name="P1">__UCA1IV <text:s text:c="12"/>= 0x053E;</text:p>
      <text:p text:style-name="P1">/************************************************************</text:p>
      <text:p text:style-name="P1">* USCI B0</text:p>
      <text:p text:style-name="P1">************************************************************/</text:p>
      <text:p text:style-name="P1">__UCB0CTLW0 <text:s text:c="9"/>= 0x0540;</text:p>
      <text:p text:style-name="P1">__UCB0CTLW0_L <text:s text:c="7"/>= 0x0540;</text:p>
      <text:p text:style-name="P1">__UCB0CTLW0_H <text:s text:c="7"/>= 0x0541;</text:p>
      <text:p text:style-name="P1">__UCB0CTLW1 <text:s text:c="9"/>= 0x0542;</text:p>
      <text:p text:style-name="P1">__UCB0CTLW1_L <text:s text:c="7"/>= 0x0542;</text:p>
      <text:p text:style-name="P1">__UCB0CTLW1_H <text:s text:c="7"/>= 0x0543;</text:p>
      <text:p text:style-name="P1">__UCB0BRW <text:s text:c="11"/>= 0x0546;</text:p>
      <text:p text:style-name="P1">__UCB0BRW_L <text:s text:c="9"/>= 0x0546;</text:p>
      <text:p text:style-name="P1">__UCB0BRW_H <text:s text:c="9"/>= 0x0547;</text:p>
      <text:p text:style-name="P1">__UCB0STATW <text:s text:c="9"/>= 0x0548;</text:p>
      <text:p text:style-name="P1">__UCB0STATW_L <text:s text:c="7"/>= 0x0548;</text:p>
      <text:p text:style-name="P1">__UCB0STATW_H <text:s text:c="7"/>= 0x0549;</text:p>
      <text:p text:style-name="P1">__UCB0TBCNT <text:s text:c="9"/>= 0x054A;</text:p>
      <text:p text:style-name="P1">__UCB0TBCNT_L <text:s text:c="7"/>= 0x054A;</text:p>
      <text:p text:style-name="P1">__UCB0TBCNT_H <text:s text:c="7"/>= 0x054B;</text:p>
      <text:p text:style-name="P1">__UCB0RXBUF <text:s text:c="9"/>= 0x054C;</text:p>
      <text:p text:style-name="P1">__UCB0RXBUF_L <text:s text:c="7"/>= 0x054C;</text:p>
      <text:p text:style-name="P1">__UCB0RXBUF_H <text:s text:c="7"/>= 0x054D;</text:p>
      <text:p text:style-name="P1">__UCB0TXBUF <text:s text:c="9"/>= 0x054E;</text:p>
      <text:p text:style-name="P1">__UCB0TXBUF_L <text:s text:c="7"/>= 0x054E;</text:p>
      <text:p text:style-name="P1">__UCB0TXBUF_H <text:s text:c="7"/>= 0x054F;</text:p>
      <text:p text:style-name="P1">__UCB0I2COA0 <text:s text:c="8"/>= 0x0554;</text:p>
      <text:p text:style-name="P1">__UCB0I2COA0_L <text:s text:c="6"/>= 0x0554;</text:p>
      <text:p text:style-name="P1">__UCB0I2COA0_H <text:s text:c="6"/>= 0x0555;</text:p>
      <text:p text:style-name="P1">__UCB0I2COA1 <text:s text:c="8"/>= 0x0556;</text:p>
      <text:p text:style-name="P1">__UCB0I2COA1_L <text:s text:c="6"/>= 0x0556;</text:p>
      <text:p text:style-name="P1">__UCB0I2COA1_H <text:s text:c="6"/>= 0x0557;</text:p>
      <text:p text:style-name="P1">__UCB0I2COA2 <text:s text:c="8"/>= 0x0558;</text:p>
      <text:p text:style-name="P1">__UCB0I2COA2_L <text:s text:c="6"/>= 0x0558;</text:p>
      <text:p text:style-name="P1">__UCB0I2COA2_H <text:s text:c="6"/>= 0x0559;</text:p>
      <text:p text:style-name="P1">__UCB0I2COA3 <text:s text:c="8"/>= 0x055A;</text:p>
      <text:p text:style-name="P1">__UCB0I2COA3_L <text:s text:c="6"/>= 0x055A;</text:p>
      <text:p text:style-name="P1">__UCB0I2COA3_H <text:s text:c="6"/>= 0x055B;</text:p>
      <text:p text:style-name="P1">__UCB0ADDRX <text:s text:c="9"/>= 0x055C;</text:p>
      <text:p text:style-name="P1">__UCB0ADDRX_L <text:s text:c="7"/>= 0x055C;</text:p>
      <text:p text:style-name="P1">__UCB0ADDRX_H <text:s text:c="7"/>= 0x055D;</text:p>
      <text:p text:style-name="P1">__UCB0ADDMASK <text:s text:c="7"/>= 0x055E;</text:p>
      <text:p text:style-name="P1">__UCB0ADDMASK_L <text:s text:c="5"/>= 0x055E;</text:p>
      <text:p text:style-name="P1">__UCB0ADDMASK_H <text:s text:c="5"/>= 0x055F;</text:p>
      <text:p text:style-name="P1">__UCB0I2CSA <text:s text:c="9"/>= 0x0560;</text:p>
      <text:p text:style-name="P1">__UCB0I2CSA_L <text:s text:c="7"/>= 0x0560;</text:p>
      <text:p text:style-name="P1">__UCB0I2CSA_H <text:s text:c="7"/>= 0x0561;</text:p>
      <text:p text:style-name="P1">__UCB0IE <text:s text:c="12"/>= 0x056A;</text:p>
      <text:p text:style-name="P1">__UCB0IE_L <text:s text:c="10"/>= 0x056A;</text:p>
      <text:p text:style-name="P1">__UCB0IE_H <text:s text:c="10"/>= 0x056B;</text:p>
      <text:p text:style-name="P1">__UCB0IFG <text:s text:c="11"/>= 0x056C;</text:p>
      <text:p text:style-name="P1">__UCB0IFG_L <text:s text:c="9"/>= 0x056C;</text:p>
      <text:p text:style-name="P1">__UCB0IFG_H <text:s text:c="9"/>= 0x056D;</text:p>
      <text:p text:style-name="P1">__UCB0IV <text:s text:c="12"/>= 0x056E;</text:p>
      <text:p text:style-name="P1"><text:soft-page-break/>/************************************************************</text:p>
      <text:p text:style-name="P1">* WATCHDOG TIMER A</text:p>
      <text:p text:style-name="P1">************************************************************/</text:p>
      <text:p text:style-name="P1">__WDTCTL <text:s text:c="12"/>= 0x01CC;</text:p>
      <text:p text:style-name="P1">__WDTCTL_L <text:s text:c="10"/>= 0x01CC;</text:p>
      <text:p text:style-name="P1">__WDTCTL_H <text:s text:c="10"/>= 0x01CD;</text:p>
      <text:p text:style-name="P1">/************************************************************</text:p>
      <text:p text:style-name="P1">* TLV Descriptors</text:p>
      <text:p text:style-name="P1">************************************************************/</text:p>
      <text:p text:style-name="P1">/************************************************************</text:p>
      <text:p text:style-name="P1">* Interrupt Vectors (offset from 0xFF80 + 0x10 for Password)</text:p>
      <text:p text:style-name="P1">************************************************************/</text:p>
      <text:p text:style-name="P1">/************************************************************</text:p>
      <text:p text:style-name="P1">* End of Modules</text:p>
      <text:p text:style-name="P1">************************************************************/</text:p>
      <text:p text:style-name="P1">/*INCLUDE periph.x end */</text:p>
      <text:p text:style-name="P1"/>
      <text:p text:style-name="P1">SECTIONS</text:p>
      <text:p text:style-name="P1">{</text:p>
      <text:p text:style-name="P1"><text:s text:c="2"/>/* Read-only sections, merged into text segment. <text:s/>*/</text:p>
      <text:p text:style-name="P1"><text:s text:c="2"/>.hash <text:s text:c="11"/>: { *(.hash) <text:s text:c="9"/>}</text:p>
      <text:p text:style-name="P1"><text:s text:c="2"/>.dynsym <text:s text:c="9"/>: { *(.dynsym) <text:s text:c="7"/>}</text:p>
      <text:p text:style-name="P1"><text:s text:c="2"/>.dynstr <text:s text:c="9"/>: { *(.dynstr) <text:s text:c="7"/>}</text:p>
      <text:p text:style-name="P1"><text:s text:c="2"/>.gnu.version <text:s text:c="4"/>: { *(.gnu.version) <text:s text:c="2"/>}</text:p>
      <text:p text:style-name="P1"><text:s text:c="2"/>.gnu.version_d <text:s text:c="2"/>: { *(.gnu.version_d) }</text:p>
      <text:p text:style-name="P1"><text:s text:c="2"/>.gnu.version_r <text:s text:c="2"/>: { *(.gnu.version_r) }</text:p>
      <text:p text:style-name="P1"><text:s text:c="2"/>.rel.init <text:s text:c="5"/>: { *(.rel.init) <text:s/>}</text:p>
      <text:p text:style-name="P1"><text:s text:c="2"/>.rela.init <text:s text:c="4"/>: { *(.rela.init) }</text:p>
      <text:p text:style-name="P1"><text:s text:c="2"/>.rel.fini <text:s text:c="5"/>: { *(.rel.fini) <text:s/>}</text:p>
      <text:p text:style-name="P1"><text:s text:c="2"/>.rela.fini <text:s text:c="4"/>: { *(.rela.fini) }</text:p>
      <text:p text:style-name="P1"><text:s text:c="2"/>.rel.text <text:s text:c="5"/>: { *(.rel.text .rel.text.* .rel.gnu.linkonce.t.*) <text:s text:c="7"/>}</text:p>
      <text:p text:style-name="P1"><text:s text:c="2"/>.rela.text <text:s text:c="4"/>: { *(.rela.text .rela.text.* .rela.gnu.linkonce.t.*) <text:s text:c="4"/>}</text:p>
      <text:p text:style-name="P1"><text:s text:c="2"/>.rel.rodata <text:s text:c="3"/>: { *(.rel.rodata .rel.rodata.* .rel.gnu.linkonce.r.*) <text:s text:c="3"/>}</text:p>
      <text:p text:style-name="P1"><text:s text:c="2"/>.rela.rodata <text:s text:c="2"/>: { *(.rela.rodata .rela.rodata.* .rela.gnu.linkonce.r.*) }</text:p>
      <text:p text:style-name="P1"><text:s text:c="2"/>.rel.data <text:s text:c="5"/>: { *(.rel.data .rel.data.* .rel.gnu.linkonce.d.*) <text:s text:c="7"/>}</text:p>
      <text:p text:style-name="P1"><text:s text:c="2"/>.rela.data <text:s text:c="4"/>: { *(.rela.data .rela.data.* .rela.gnu.linkonce.d.*) <text:s text:c="4"/>}</text:p>
      <text:p text:style-name="P1"><text:s text:c="2"/>.rel.bss <text:s text:c="6"/>: { *(.rel.bss .rel.bss.* .rel.gnu.linkonce.b.*) <text:s text:c="9"/>}</text:p>
      <text:p text:style-name="P1"><text:s text:c="2"/>.rela.bss <text:s text:c="5"/>: { *(.rela.bss .rela.bss.* .rela.gnu.linkonce.b.*) <text:s text:c="6"/>}</text:p>
      <text:p text:style-name="P1"><text:s text:c="2"/>.rel.ctors <text:s text:c="4"/>: { *(.rel.ctors) <text:s/>}</text:p>
      <text:p text:style-name="P1"><text:s text:c="2"/>.rela.ctors <text:s text:c="3"/>: { *(.rela.ctors) }</text:p>
      <text:p text:style-name="P1"><text:s text:c="2"/>.rel.dtors <text:s text:c="4"/>: { *(.rel.dtors) <text:s/>}</text:p>
      <text:p text:style-name="P1"><text:s text:c="2"/>.rela.dtors <text:s text:c="3"/>: { *(.rela.dtors) }</text:p>
      <text:p text:style-name="P1"><text:s text:c="2"/>.rel.got <text:s text:c="6"/>: { *(.rel.got) <text:s text:c="3"/>}</text:p>
      <text:p text:style-name="P1"><text:s text:c="2"/>.rela.got <text:s text:c="5"/>: { *(.rela.got) <text:s text:c="2"/>}</text:p>
      <text:p text:style-name="P1"><text:s text:c="2"/>.rel.plt <text:s text:c="6"/>: { *(.rel.plt) <text:s text:c="3"/>}</text:p>
      <text:p text:style-name="P1"><text:s text:c="2"/>.rela.plt <text:s text:c="5"/>: { *(.rela.plt) <text:s text:c="2"/>}</text:p>
      <text:p text:style-name="P1"><text:s text:c="2"/>.text :</text:p>
      <text:p text:style-name="P1"><text:s text:c="2"/>{</text:p>
      <text:p text:style-name="P1"><text:s text:c="5"/>. = ALIGN(2);</text:p>
      <text:p text:style-name="P1"><text:s text:c="5"/>KEEP(*(.init .init.*))</text:p>
      <text:p text:style-name="P1"><text:s text:c="5"/>KEEP(*(.init0)) <text:s/>/* Start here after reset. <text:s text:c="14"/>*/</text:p>
      <text:p text:style-name="P1"><text:s text:c="5"/>KEEP(*(.init1)) <text:s/>/* User definable. <text:s text:c="22"/>*/</text:p>
      <text:p text:style-name="P1"><text:s text:c="5"/>KEEP(*(.init2)) <text:s/>/* Initialize stack. <text:s text:c="20"/>*/</text:p>
      <text:p text:style-name="P1"><text:s text:c="5"/>KEEP(*(.init3)) <text:s/>/* Initialize hardware, user definable. <text:s/>*/</text:p>
      <text:p text:style-name="P1"><text:s text:c="5"/>KEEP(*(.init4)) <text:s/>/* Copy data to .data, clear bss. <text:s text:c="7"/>*/</text:p>
      <text:p text:style-name="P1"><text:s text:c="5"/>KEEP(*(.init5)) <text:s/>/* User definable. <text:s text:c="22"/>*/</text:p>
      <text:p text:style-name="P1"><text:s text:c="5"/>KEEP(*(.init6)) <text:s/>/* C++ constructors. <text:s text:c="20"/>*/</text:p>
      <text:p text:style-name="P1"><text:s text:c="5"/>KEEP(*(.init7)) <text:s/>/* User definable. <text:s text:c="22"/>*/</text:p>
      <text:p text:style-name="P1"><text:s text:c="5"/>KEEP(*(.init8)) <text:s/>/* User definable. <text:s text:c="22"/>*/</text:p>
      <text:p text:style-name="P1"><text:s text:c="5"/>KEEP(*(.init9)) <text:s/>/* Call main(). <text:s text:c="25"/>*/</text:p>
      <text:p text:style-name="P1"><text:s text:c="5"/>KEEP(*(.fini9)) <text:s/>/* Falls into here after main(). User definable. <text:s/>*/</text:p>
      <text:p text:style-name="P1"><text:s text:c="5"/>KEEP(*(.fini8)) <text:s/>/* User definable. <text:s text:c="26"/>*/</text:p>
      <text:p text:style-name="P1"><text:s text:c="5"/>KEEP(*(.fini7)) <text:s/>/* User definable. <text:s text:c="26"/>*/</text:p>
      <text:p text:style-name="P1"><text:s text:c="5"/>KEEP(*(.fini6)) <text:s/>/* C++ destructors. <text:s text:c="25"/>*/</text:p>
      <text:p text:style-name="P1"><text:s text:c="5"/>KEEP(*(.fini5)) <text:s/>/* User definable. <text:s text:c="26"/>*/</text:p>
      <text:p text:style-name="P1"><text:s text:c="5"/>KEEP(*(.fini4)) <text:s/>/* User definable. <text:s text:c="26"/>*/</text:p>
      <text:p text:style-name="P1"><text:s text:c="5"/>KEEP(*(.fini3)) <text:s/>/* User definable. <text:s text:c="26"/>*/</text:p>
      <text:p text:style-name="P1"><text:s text:c="5"/>KEEP(*(.fini2)) <text:s/>/* User definable. <text:s text:c="26"/>*/</text:p>
      <text:p text:style-name="P1"><text:s text:c="5"/>KEEP(*(.fini1)) <text:s/>/* User definable. <text:s text:c="26"/>*/</text:p>
      <text:p text:style-name="P1"><text:s text:c="5"/>KEEP(*(.fini0)) <text:s/>/* Infinite loop after program termination. <text:s/>*/</text:p>
      <text:p text:style-name="P1"><text:s text:c="5"/>KEEP(*(.fini .fini.*))</text:p>
      <text:p text:style-name="P1"><text:s text:c="5"/>. = ALIGN(2);</text:p>
      <text:p text:style-name="P1"><text:soft-page-break/><text:s text:c="5"/>__ctors_start = . ;</text:p>
      <text:p text:style-name="P1"><text:s text:c="5"/>KEEP(*(.ctors))</text:p>
      <text:p text:style-name="P1"><text:s text:c="5"/>__ctors_end = . ;</text:p>
      <text:p text:style-name="P1"><text:s text:c="5"/>__dtors_start = . ;</text:p>
      <text:p text:style-name="P1"><text:s text:c="5"/>KEEP(*(.dtors))</text:p>
      <text:p text:style-name="P1"><text:s text:c="5"/>__dtors_end = . ;</text:p>
      <text:p text:style-name="P1"><text:s text:c="5"/>. = ALIGN(2);</text:p>
      <text:p text:style-name="P1"><text:s text:c="4"/>*(.text .text.* .gnu.linkonce.t.*)</text:p>
      <text:p text:style-name="P1"><text:s text:c="5"/>. = ALIGN(2);</text:p>
      <text:p text:style-name="P1"><text:s text:c="2"/>} <text:s/>&gt; REGION_TEXT</text:p>
      <text:p text:style-name="P1"><text:s text:c="2"/>.rodata <text:s text:c="2"/>:</text:p>
      <text:p text:style-name="P1"><text:s text:c="2"/>{</text:p>
      <text:p text:style-name="P1"><text:s text:c="5"/>. = ALIGN(2);</text:p>
      <text:p text:style-name="P1"><text:s text:c="4"/>*(.rodata .rodata.* .gnu.linkonce.r.*)</text:p>
      <text:p text:style-name="P1"><text:s text:c="5"/>. = ALIGN(2);</text:p>
      <text:p text:style-name="P1"><text:s text:c="2"/>} <text:s/>&gt; REGION_TEXT</text:p>
      <text:p text:style-name="P1"><text:s text:c="3"/>_etext = .; /* Past last read-only (loadable) segment */</text:p>
      <text:p text:style-name="P1"><text:s text:c="2"/>.data <text:s text:c="2"/>:</text:p>
      <text:p text:style-name="P1"><text:s text:c="2"/>{</text:p>
      <text:p text:style-name="P1"><text:s text:c="5"/>. = ALIGN(2);</text:p>
      <text:p text:style-name="P1"><text:s text:c="5"/>PROVIDE (__data_start = .) ;</text:p>
      <text:p text:style-name="P1"><text:s text:c="4"/>*(.data .data.* .gnu.linkonce.d.*)</text:p>
      <text:p text:style-name="P1"><text:s text:c="5"/>. = ALIGN(2);</text:p>
      <text:p text:style-name="P1"><text:s text:c="5"/>_edata = . ; <text:s/>/* Past last read-write (loadable) segment */</text:p>
      <text:p text:style-name="P1"><text:s text:c="2"/>} <text:s/>&gt; REGION_DATA AT &gt; REGION_TEXT</text:p>
      <text:p text:style-name="P1"><text:s text:c="3"/>PROVIDE (__data_load_start = LOADADDR(.data) );</text:p>
      <text:p text:style-name="P1"><text:s text:c="3"/>PROVIDE (__data_size = SIZEOF(.data) );</text:p>
      <text:p text:style-name="P1"><text:s text:c="2"/>.bss <text:s text:c="2"/>:</text:p>
      <text:p text:style-name="P1"><text:s text:c="2"/>{</text:p>
      <text:p text:style-name="P1"><text:s text:c="5"/>PROVIDE (__bss_start = .) ;</text:p>
      <text:p text:style-name="P1"><text:s text:c="4"/>*(.bss .bss.*)</text:p>
      <text:p text:style-name="P1"><text:s text:c="4"/>*(COMMON)</text:p>
      <text:p text:style-name="P1"><text:s text:c="5"/>. = ALIGN(2);</text:p>
      <text:p text:style-name="P1"><text:s text:c="5"/>PROVIDE (__bss_end = .) ;</text:p>
      <text:p text:style-name="P1"><text:s text:c="2"/>} <text:s/>&gt; REGION_DATA</text:p>
      <text:p text:style-name="P1"><text:s text:c="3"/>PROVIDE (__bss_size = SIZEOF(.bss) );</text:p>
      <text:p text:style-name="P1"><text:s text:c="2"/>.noinit <text:s text:c="2"/>:</text:p>
      <text:p text:style-name="P1"><text:s text:c="2"/>{</text:p>
      <text:p text:style-name="P1"><text:s text:c="5"/>PROVIDE (__noinit_start = .) ;</text:p>
      <text:p text:style-name="P1"><text:s text:c="4"/>*(.noinit .noinit.*)</text:p>
      <text:p text:style-name="P1"><text:s text:c="5"/>. = ALIGN(2);</text:p>
      <text:p text:style-name="P1"><text:s text:c="5"/>PROVIDE (__noinit_end = .) ;</text:p>
      <text:p text:style-name="P1"><text:s text:c="2"/>} <text:s/>&gt; REGION_DATA</text:p>
      <text:p text:style-name="P1"><text:s text:c="3"/>. = ALIGN(2);</text:p>
      <text:p text:style-name="P1"><text:s text:c="3"/>_end = . ; <text:s text:c="2"/>/* Past last write (loadable) segment */</text:p>
      <text:p text:style-name="P1"><text:s text:c="2"/>.infomem <text:s text:c="2"/>:</text:p>
      <text:p text:style-name="P1"><text:s text:c="2"/>{</text:p>
      <text:p text:style-name="P1"><text:s text:c="4"/>*(.infomem)</text:p>
      <text:p text:style-name="P1"><text:s text:c="5"/>. = ALIGN(2);</text:p>
      <text:p text:style-name="P1"><text:s text:c="4"/>*(.infomem.*)</text:p>
      <text:p text:style-name="P1"><text:s text:c="2"/>} <text:s/>&gt; infomem</text:p>
      <text:p text:style-name="P1"><text:s text:c="2"/>.infomemnobits <text:s text:c="2"/>:</text:p>
      <text:p text:style-name="P1"><text:s text:c="2"/>{</text:p>
      <text:p text:style-name="P1"><text:s text:c="4"/>*(.infomemnobits)</text:p>
      <text:p text:style-name="P1"><text:s text:c="5"/>. = ALIGN(2);</text:p>
      <text:p text:style-name="P1"><text:s text:c="4"/>*(.infomemnobits.*)</text:p>
      <text:p text:style-name="P1"><text:s text:c="2"/>} <text:s/>&gt; infomem</text:p>
      <text:p text:style-name="P1"><text:s text:c="2"/>.infoa <text:s text:c="2"/>:</text:p>
      <text:p text:style-name="P1"><text:s text:c="2"/>{</text:p>
      <text:p text:style-name="P1"><text:s text:c="4"/>*(.infoa .infoa.*)</text:p>
      <text:p text:style-name="P1"><text:s text:c="2"/>} <text:s/>&gt; infoa</text:p>
      <text:p text:style-name="P1"><text:s text:c="2"/>.infob <text:s text:c="2"/>:</text:p>
      <text:p text:style-name="P1"><text:s text:c="2"/>{</text:p>
      <text:p text:style-name="P1"><text:s text:c="4"/>*(.infob .infob.*)</text:p>
      <text:p text:style-name="P1"><text:s text:c="2"/>} <text:s/>&gt; infob</text:p>
      <text:p text:style-name="P1"><text:s text:c="2"/>.infoc <text:s text:c="2"/>:</text:p>
      <text:p text:style-name="P1"><text:s text:c="2"/>{</text:p>
      <text:p text:style-name="P1"><text:s text:c="4"/>*(.infoc .infoc.*)</text:p>
      <text:p text:style-name="P1"><text:s text:c="2"/>} <text:s/>&gt; infoc</text:p>
      <text:p text:style-name="P1"><text:s text:c="2"/>.infod <text:s text:c="2"/>:</text:p>
      <text:p text:style-name="P1"><text:s text:c="2"/>{</text:p>
      <text:p text:style-name="P1"><text:s text:c="4"/>*(.infod .infod.*)</text:p>
      <text:p text:style-name="P1"><text:soft-page-break/><text:s text:c="2"/>} <text:s/>&gt; infod</text:p>
      <text:p text:style-name="P1"><text:s text:c="2"/>.vectors <text:s/>:</text:p>
      <text:p text:style-name="P1"><text:s text:c="2"/>{</text:p>
      <text:p text:style-name="P1"><text:s text:c="5"/>PROVIDE (__vectors_start = .) ;</text:p>
      <text:p text:style-name="P1"><text:s text:c="4"/>KEEP(*(.vectors*))</text:p>
      <text:p text:style-name="P1"><text:s text:c="5"/>_vectors_end = . ;</text:p>
      <text:p text:style-name="P1"><text:s text:c="2"/>} <text:s/>&gt; vectors</text:p>
      <text:p text:style-name="P1"><text:s text:c="2"/>.fartext :</text:p>
      <text:p text:style-name="P1"><text:s text:c="2"/>{</text:p>
      <text:p text:style-name="P1"><text:s text:c="5"/>. = ALIGN(2);</text:p>
      <text:p text:style-name="P1"><text:s text:c="4"/>*(.fartext)</text:p>
      <text:p text:style-name="P1"><text:s text:c="5"/>. = ALIGN(2);</text:p>
      <text:p text:style-name="P1"><text:s text:c="4"/>*(.fartext.*)</text:p>
      <text:p text:style-name="P1"><text:s text:c="5"/>_efartext = .;</text:p>
      <text:p text:style-name="P1"><text:s text:c="2"/>} <text:s/>&gt; REGION_FAR_ROM</text:p>
      <text:p text:style-name="P1"><text:s text:c="2"/>/* Stabs for profiling information*/</text:p>
      <text:p text:style-name="P1"><text:s text:c="2"/>.profiler 0 : { *(.profiler) }</text:p>
      <text:p text:style-name="P1"><text:s text:c="2"/>/* Stabs debugging sections. <text:s/>*/</text:p>
      <text:p text:style-name="P1"><text:s text:c="2"/>.stab 0 : { *(.stab) }</text:p>
      <text:p text:style-name="P1"><text:s text:c="2"/>.stabstr 0 : { *(.stabstr) }</text:p>
      <text:p text:style-name="P1"><text:s text:c="2"/>.stab.excl 0 : { *(.stab.excl) }</text:p>
      <text:p text:style-name="P1"><text:s text:c="2"/>.stab.exclstr 0 : { *(.stab.exclstr) }</text:p>
      <text:p text:style-name="P1"><text:s text:c="2"/>.stab.index 0 : { *(.stab.index) }</text:p>
      <text:p text:style-name="P1"><text:s text:c="2"/>.stab.indexstr 0 : { *(.stab.indexstr) }</text:p>
      <text:p text:style-name="P1"><text:s text:c="2"/>.comment 0 : { *(.comment) }</text:p>
      <text:p text:style-name="P1"><text:s text:c="2"/>/* DWARF debug sections.</text:p>
      <text:p text:style-name="P1"><text:s text:c="5"/>Symbols in the DWARF debugging sections are relative to the beginning</text:p>
      <text:p text:style-name="P1"><text:s text:c="5"/>of the section so we begin them at 0. <text:s/>*/</text:p>
      <text:p text:style-name="P1"><text:s text:c="2"/>/* DWARF 1 */</text:p>
      <text:p text:style-name="P1"><text:s text:c="2"/>.debug <text:s text:c="9"/>0 : { *(.debug) }</text:p>
      <text:p text:style-name="P1"><text:s text:c="2"/>.line <text:s text:c="10"/>0 : { *(.line) }</text:p>
      <text:p text:style-name="P1"><text:s text:c="2"/>/* GNU DWARF 1 extensions */</text:p>
      <text:p text:style-name="P1"><text:s text:c="2"/>.debug_srcinfo <text:s/>0 : { *(.debug_srcinfo) }</text:p>
      <text:p text:style-name="P1"><text:s text:c="2"/>.debug_sfnames <text:s/>0 : { *(.debug_sfnames) }</text:p>
      <text:p text:style-name="P1"><text:s text:c="2"/>/* DWARF 1.1 and DWARF 2 */</text:p>
      <text:p text:style-name="P1"><text:s text:c="2"/>.debug_aranges <text:s/>0 : { *(.debug_aranges) }</text:p>
      <text:p text:style-name="P1"><text:s text:c="2"/>.debug_pubnames 0 : { *(.debug_pubnames) }</text:p>
      <text:p text:style-name="P1"><text:s text:c="2"/>/* DWARF 2 */</text:p>
      <text:p text:style-name="P1"><text:s text:c="2"/>.debug_info <text:s text:c="4"/>0 : { *(.debug_info) *(.gnu.linkonce.wi.*) }</text:p>
      <text:p text:style-name="P1"><text:s text:c="2"/>.debug_abbrev <text:s text:c="2"/>0 : { *(.debug_abbrev) }</text:p>
      <text:p text:style-name="P1"><text:s text:c="2"/>.debug_line <text:s text:c="4"/>0 : { *(.debug_line) }</text:p>
      <text:p text:style-name="P1"><text:s text:c="2"/>.debug_frame <text:s text:c="3"/>0 : { *(.debug_frame) }</text:p>
      <text:p text:style-name="P1"><text:s text:c="2"/>.debug_str <text:s text:c="5"/>0 : { *(.debug_str) }</text:p>
      <text:p text:style-name="P1"><text:s text:c="2"/>.debug_loc <text:s text:c="5"/>0 : { *(.debug_loc) }</text:p>
      <text:p text:style-name="P1"><text:s text:c="2"/>.debug_macinfo <text:s/>0 : { *(.debug_macinfo) }</text:p>
      <text:p text:style-name="P1"><text:s text:c="2"/>/* DWARF 3 */</text:p>
      <text:p text:style-name="P1"><text:s text:c="2"/>.debug_pubtypes 0 : { *(.debug_pubtypes) }</text:p>
      <text:p text:style-name="P1"><text:s text:c="2"/>.debug_ranges <text:s text:c="2"/>0 : { *(.debug_ranges) }</text:p>
      <text:p text:style-name="P1"><text:s text:c="3"/>PROVIDE (__stack = ORIGIN(ram) + LENGTH(ram));</text:p>
      <text:p text:style-name="P1"><text:s text:c="3"/>PROVIDE (__data_start_rom = _etext);</text:p>
      <text:p text:style-name="P1"><text:s text:c="3"/>PROVIDE (__data_end_rom <text:s text:c="2"/>= _etext + SIZEOF (.data))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in" fo:margin-bottom="0.4in" fo:margin-left="0.4in" fo:margin-right="0.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10-20T10:10:08.138259364</dc:date>
    <meta:editing-duration>PT1M13S</meta:editing-duration>
    <meta:editing-cycles>1</meta:editing-cycles>
    <meta:document-statistic meta:table-count="0" meta:image-count="0" meta:object-count="0" meta:page-count="11" meta:paragraph-count="766" meta:word-count="2600" meta:character-count="25685" meta:non-whitespace-character-count="17680"/>
  </office:meta>
</office:document-meta>
</file>